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CHRG10-5D point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D_ol1</text:p>
          </table:table-cell>
          <table:table-cell office:value-type="float" office:value="39.1948" calcext:value-type="float">
            <text:p>39.1948</text:p>
          </table:table-cell>
          <table:table-cell office:value-type="float" office:value="38.4985" calcext:value-type="float">
            <text:p>38.498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21.0546" calcext:value-type="float">
            <text:p>21.0546</text:p>
          </table:table-cell>
          <table:table-cell office:value-type="float" office:value="0.04" calcext:value-type="float">
            <text:p>0.04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1368" calcext:value-type="float">
            <text:p>0.1368</text:p>
          </table:table-cell>
          <table:table-cell office:value-type="float" office:value="99.5097" calcext:value-type="float">
            <text:p>99.5097</text:p>
          </table:table-cell>
          <table:table-cell table:formula="of:=100*[.C5]/([.C5]+[.G5])" office:value-type="float" office:value="65.0542578017375" calcext:value-type="float">
            <text:p>65.0542578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D_ol1</text:p>
          </table:table-cell>
          <table:table-cell office:value-type="float" office:value="39.4066" calcext:value-type="float">
            <text:p>39.4066</text:p>
          </table:table-cell>
          <table:table-cell office:value-type="float" office:value="38.5514" calcext:value-type="float">
            <text:p>38.5514</text:p>
          </table:table-cell>
          <table:table-cell office:value-type="float" office:value="0.0294" calcext:value-type="float">
            <text:p>0.0294</text:p>
          </table:table-cell>
          <table:table-cell office:value-type="float" office:value="0" calcext:value-type="float">
            <text:p>0</text:p>
          </table:table-cell>
          <table:table-cell office:value-type="float" office:value="21.1749" calcext:value-type="float">
            <text:p>21.174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1268" calcext:value-type="float">
            <text:p>0.1268</text:p>
          </table:table-cell>
          <table:table-cell office:value-type="float" office:value="99.8835" calcext:value-type="float">
            <text:p>99.8835</text:p>
          </table:table-cell>
          <table:table-cell table:formula="of:=100*[.C6]/([.C6]+[.G6])" office:value-type="float" office:value="65.0472503982239" calcext:value-type="float">
            <text:p>65.0472503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D_ol1</text:p>
          </table:table-cell>
          <table:table-cell office:value-type="float" office:value="39.2872" calcext:value-type="float">
            <text:p>39.2872</text:p>
          </table:table-cell>
          <table:table-cell office:value-type="float" office:value="38.2565" calcext:value-type="float">
            <text:p>38.256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" calcext:value-type="float">
            <text:p>0</text:p>
          </table:table-cell>
          <table:table-cell office:value-type="float" office:value="20.7805" calcext:value-type="float">
            <text:p>20.7805</text:p>
          </table:table-cell>
          <table:table-cell office:value-type="float" office:value="0.043" calcext:value-type="float">
            <text:p>0.043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1407" calcext:value-type="float">
            <text:p>0.1407</text:p>
          </table:table-cell>
          <table:table-cell office:value-type="float" office:value="99.1339" calcext:value-type="float">
            <text:p>99.1339</text:p>
          </table:table-cell>
          <table:table-cell table:formula="of:=100*[.C7]/([.C7]+[.G7])" office:value-type="float" office:value="65.404868173744" calcext:value-type="float">
            <text:p>65.4048681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D_ol2</text:p>
          </table:table-cell>
          <table:table-cell office:value-type="float" office:value="41.8755" calcext:value-type="float">
            <text:p>41.8755</text:p>
          </table:table-cell>
          <table:table-cell office:value-type="float" office:value="39.2209" calcext:value-type="float">
            <text:p>39.22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104" calcext:value-type="float">
            <text:p>0.0104</text:p>
          </table:table-cell>
          <table:table-cell office:value-type="float" office:value="17.0604" calcext:value-type="float">
            <text:p>17.06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98.9022" calcext:value-type="float">
            <text:p>98.9022</text:p>
          </table:table-cell>
          <table:table-cell table:formula="of:=100*[.C8]/([.C8]+[.G8])" office:value-type="float" office:value="71.0526181834841" calcext:value-type="float">
            <text:p>71.05261818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D_ol2</text:p>
          </table:table-cell>
          <table:table-cell office:value-type="float" office:value="42.2428" calcext:value-type="float">
            <text:p>42.2428</text:p>
          </table:table-cell>
          <table:table-cell office:value-type="float" office:value="39.3504" calcext:value-type="float">
            <text:p>39.350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" calcext:value-type="float">
            <text:p>0</text:p>
          </table:table-cell>
          <table:table-cell office:value-type="float" office:value="17.0806" calcext:value-type="float">
            <text:p>17.0806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1181" calcext:value-type="float">
            <text:p>0.1181</text:p>
          </table:table-cell>
          <table:table-cell office:value-type="float" office:value="99.4337" calcext:value-type="float">
            <text:p>99.4337</text:p>
          </table:table-cell>
          <table:table-cell table:formula="of:=100*[.C9]/([.C9]+[.G9])" office:value-type="float" office:value="71.2076516180799" calcext:value-type="float">
            <text:p>71.2076516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D_ol2</text:p>
          </table:table-cell>
          <table:table-cell office:value-type="float" office:value="42.3638" calcext:value-type="float">
            <text:p>42.3638</text:p>
          </table:table-cell>
          <table:table-cell office:value-type="float" office:value="39.5792" calcext:value-type="float">
            <text:p>39.579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4" calcext:value-type="float">
            <text:p>0.0054</text:p>
          </table:table-cell>
          <table:table-cell office:value-type="float" office:value="17.1493" calcext:value-type="float">
            <text:p>17.1493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1227" calcext:value-type="float">
            <text:p>0.1227</text:p>
          </table:table-cell>
          <table:table-cell office:value-type="float" office:value="99.8534" calcext:value-type="float">
            <text:p>99.8534</text:p>
          </table:table-cell>
          <table:table-cell table:formula="of:=100*[.C10]/([.C10]+[.G10])" office:value-type="float" office:value="71.183991423737" calcext:value-type="float">
            <text:p>71.1839914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D_ol3</text:p>
          </table:table-cell>
          <table:table-cell office:value-type="float" office:value="42.1679" calcext:value-type="float">
            <text:p>42.1679</text:p>
          </table:table-cell>
          <table:table-cell office:value-type="float" office:value="39.2654" calcext:value-type="float">
            <text:p>39.2654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9" calcext:value-type="float">
            <text:p>0.0279</text:p>
          </table:table-cell>
          <table:table-cell office:value-type="float" office:value="17.6818" calcext:value-type="float">
            <text:p>17.681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1566" calcext:value-type="float">
            <text:p>0.1566</text:p>
          </table:table-cell>
          <table:table-cell office:value-type="float" office:value="99.9255" calcext:value-type="float">
            <text:p>99.9255</text:p>
          </table:table-cell>
          <table:table-cell table:formula="of:=100*[.C11]/([.C11]+[.G11])" office:value-type="float" office:value="70.4563264310431" calcext:value-type="float">
            <text:p>70.456326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D_ol3</text:p>
          </table:table-cell>
          <table:table-cell office:value-type="float" office:value="41.9102" calcext:value-type="float">
            <text:p>41.9102</text:p>
          </table:table-cell>
          <table:table-cell office:value-type="float" office:value="39.1628" calcext:value-type="float">
            <text:p>39.162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7.1854" calcext:value-type="float">
            <text:p>17.1854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2721" calcext:value-type="float">
            <text:p>0.2721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1579" calcext:value-type="float">
            <text:p>0.1579</text:p>
          </table:table-cell>
          <table:table-cell office:value-type="float" office:value="99.0512" calcext:value-type="float">
            <text:p>99.0512</text:p>
          </table:table-cell>
          <table:table-cell table:formula="of:=100*[.C12]/([.C12]+[.G12])" office:value-type="float" office:value="70.9193239428993" calcext:value-type="float">
            <text:p>70.9193239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D_ol3</text:p>
          </table:table-cell>
          <table:table-cell office:value-type="float" office:value="42.166" calcext:value-type="float">
            <text:p>42.166</text:p>
          </table:table-cell>
          <table:table-cell office:value-type="float" office:value="39.3127" calcext:value-type="float">
            <text:p>39.3127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09" calcext:value-type="float">
            <text:p>0.0109</text:p>
          </table:table-cell>
          <table:table-cell office:value-type="float" office:value="17.6799" calcext:value-type="float">
            <text:p>17.679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1471" calcext:value-type="float">
            <text:p>0.1471</text:p>
          </table:table-cell>
          <table:table-cell office:value-type="float" office:value="99.9156" calcext:value-type="float">
            <text:p>99.9156</text:p>
          </table:table-cell>
          <table:table-cell table:formula="of:=100*[.C13]/([.C13]+[.G13])" office:value-type="float" office:value="70.4576253344005" calcext:value-type="float">
            <text:p>70.4576253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D_ol4</text:p>
          </table:table-cell>
          <table:table-cell office:value-type="float" office:value="39.5547" calcext:value-type="float">
            <text:p>39.5547</text:p>
          </table:table-cell>
          <table:table-cell office:value-type="float" office:value="38.7666" calcext:value-type="float">
            <text:p>38.76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21.0088" calcext:value-type="float">
            <text:p>21.0088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247" calcext:value-type="float">
            <text:p>0.1247</text:p>
          </table:table-cell>
          <table:table-cell office:value-type="float" office:value="99.9265" calcext:value-type="float">
            <text:p>99.9265</text:p>
          </table:table-cell>
          <table:table-cell table:formula="of:=100*[.C14]/([.C14]+[.G14])" office:value-type="float" office:value="65.3111197338331" calcext:value-type="float">
            <text:p>65.3111197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G10_5D_ol4</text:p>
          </table:table-cell>
          <table:table-cell office:value-type="float" office:value="39.8959" calcext:value-type="float">
            <text:p>39.8959</text:p>
          </table:table-cell>
          <table:table-cell office:value-type="float" office:value="38.8185" calcext:value-type="float">
            <text:p>38.8185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1" calcext:value-type="float">
            <text:p>0.021</text:p>
          </table:table-cell>
          <table:table-cell office:value-type="float" office:value="20.4221" calcext:value-type="float">
            <text:p>20.422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1318" calcext:value-type="float">
            <text:p>0.1318</text:p>
          </table:table-cell>
          <table:table-cell office:value-type="float" office:value="99.7979" calcext:value-type="float">
            <text:p>99.7979</text:p>
          </table:table-cell>
          <table:table-cell table:formula="of:=100*[.C15]/([.C15]+[.G15])" office:value-type="float" office:value="66.1426108292715" calcext:value-type="float">
            <text:p>66.14261082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G10_5D_ol4</text:p>
          </table:table-cell>
          <table:table-cell office:value-type="float" office:value="39.611" calcext:value-type="float">
            <text:p>39.611</text:p>
          </table:table-cell>
          <table:table-cell office:value-type="float" office:value="38.5187" calcext:value-type="float">
            <text:p>38.5187</text:p>
          </table:table-cell>
          <table:table-cell office:value-type="float" office:value="0.0292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20.6765" calcext:value-type="float">
            <text:p>20.676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65" calcext:value-type="float">
            <text:p>0.1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378" calcext:value-type="float">
            <text:p>0.1378</text:p>
          </table:table-cell>
          <table:table-cell office:value-type="float" office:value="99.4549" calcext:value-type="float">
            <text:p>99.4549</text:p>
          </table:table-cell>
          <table:table-cell table:formula="of:=100*[.C16]/([.C16]+[.G16])" office:value-type="float" office:value="65.7035040431267" calcext:value-type="float">
            <text:p>65.70350404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G10_5D_ol5</text:p>
          </table:table-cell>
          <table:table-cell office:value-type="float" office:value="43.1567" calcext:value-type="float">
            <text:p>43.1567</text:p>
          </table:table-cell>
          <table:table-cell office:value-type="float" office:value="39.5928" calcext:value-type="float">
            <text:p>39.5928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417" calcext:value-type="float">
            <text:p>0.0417</text:p>
          </table:table-cell>
          <table:table-cell office:value-type="float" office:value="16.3656" calcext:value-type="float">
            <text:p>16.36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1636" calcext:value-type="float">
            <text:p>0.1636</text:p>
          </table:table-cell>
          <table:table-cell office:value-type="float" office:value="99.9573" calcext:value-type="float">
            <text:p>99.9573</text:p>
          </table:table-cell>
          <table:table-cell table:formula="of:=100*[.C17]/([.C17]+[.G17])" office:value-type="float" office:value="72.5050947292023" calcext:value-type="float">
            <text:p>72.5050947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G10_5D_ol5</text:p>
          </table:table-cell>
          <table:table-cell office:value-type="float" office:value="43.1583" calcext:value-type="float">
            <text:p>43.1583</text:p>
          </table:table-cell>
          <table:table-cell office:value-type="float" office:value="39.5103" calcext:value-type="float">
            <text:p>39.510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322" calcext:value-type="float">
            <text:p>0.0322</text:p>
          </table:table-cell>
          <table:table-cell office:value-type="float" office:value="16.6175" calcext:value-type="float">
            <text:p>16.6175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1733" calcext:value-type="float">
            <text:p>0.1733</text:p>
          </table:table-cell>
          <table:table-cell office:value-type="float" office:value="100.0822" calcext:value-type="float">
            <text:p>100.0822</text:p>
          </table:table-cell>
          <table:table-cell table:formula="of:=100*[.C18]/([.C18]+[.G18])" office:value-type="float" office:value="72.2002884110292" calcext:value-type="float">
            <text:p>72.200288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G10_5D_ol5</text:p>
          </table:table-cell>
          <table:table-cell office:value-type="float" office:value="43.225" calcext:value-type="float">
            <text:p>43.225</text:p>
          </table:table-cell>
          <table:table-cell office:value-type="float" office:value="39.6665" calcext:value-type="float">
            <text:p>39.6665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16.2628" calcext:value-type="float">
            <text:p>16.2628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5" calcext:value-type="float">
            <text:p>0.25</text:p>
          </table:table-cell>
          <table:table-cell office:value-type="float" office:value="0.1618" calcext:value-type="float">
            <text:p>0.1618</text:p>
          </table:table-cell>
          <table:table-cell office:value-type="float" office:value="99.9125" calcext:value-type="float">
            <text:p>99.9125</text:p>
          </table:table-cell>
          <table:table-cell table:formula="of:=100*[.C19]/([.C19]+[.G19])" office:value-type="float" office:value="72.6619575778563" calcext:value-type="float">
            <text:p>72.66195757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G10_5D_ol6</text:p>
          </table:table-cell>
          <table:table-cell office:value-type="float" office:value="42.238" calcext:value-type="float">
            <text:p>42.238</text:p>
          </table:table-cell>
          <table:table-cell office:value-type="float" office:value="39.1438" calcext:value-type="float">
            <text:p>39.143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15" calcext:value-type="float">
            <text:p>0.0215</text:p>
          </table:table-cell>
          <table:table-cell office:value-type="float" office:value="17.3118" calcext:value-type="float">
            <text:p>17.3118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522" calcext:value-type="float">
            <text:p>0.1522</text:p>
          </table:table-cell>
          <table:table-cell office:value-type="float" office:value="99.4815" calcext:value-type="float">
            <text:p>99.4815</text:p>
          </table:table-cell>
          <table:table-cell table:formula="of:=100*[.C20]/([.C20]+[.G20])" office:value-type="float" office:value="70.9288696183698" calcext:value-type="float">
            <text:p>70.9288696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RG10_5D_ol6</text:p>
          </table:table-cell>
          <table:table-cell office:value-type="float" office:value="42.3964" calcext:value-type="float">
            <text:p>42.3964</text:p>
          </table:table-cell>
          <table:table-cell office:value-type="float" office:value="39.3819" calcext:value-type="float">
            <text:p>39.3819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88" calcext:value-type="float">
            <text:p>0.0088</text:p>
          </table:table-cell>
          <table:table-cell office:value-type="float" office:value="17.081" calcext:value-type="float">
            <text:p>17.081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1528" calcext:value-type="float">
            <text:p>0.1528</text:p>
          </table:table-cell>
          <table:table-cell office:value-type="float" office:value="99.644" calcext:value-type="float">
            <text:p>99.644</text:p>
          </table:table-cell>
          <table:table-cell table:formula="of:=100*[.C21]/([.C21]+[.G21])" office:value-type="float" office:value="71.281528782361" calcext:value-type="float">
            <text:p>71.2815287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RG10_5D_ol6</text:p>
          </table:table-cell>
          <table:table-cell office:value-type="float" office:value="42.3143" calcext:value-type="float">
            <text:p>42.3143</text:p>
          </table:table-cell>
          <table:table-cell office:value-type="float" office:value="39.2613" calcext:value-type="float">
            <text:p>39.261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15" calcext:value-type="float">
            <text:p>0.0115</text:p>
          </table:table-cell>
          <table:table-cell office:value-type="float" office:value="17.3579" calcext:value-type="float">
            <text:p>17.357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542" calcext:value-type="float">
            <text:p>0.1542</text:p>
          </table:table-cell>
          <table:table-cell office:value-type="float" office:value="99.7384" calcext:value-type="float">
            <text:p>99.7384</text:p>
          </table:table-cell>
          <table:table-cell table:formula="of:=100*[.C22]/([.C22]+[.G22])" office:value-type="float" office:value="70.9112451024095" calcext:value-type="float">
            <text:p>70.9112451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RG10_5D_ol7</text:p>
          </table:table-cell>
          <table:table-cell office:value-type="float" office:value="41.5986" calcext:value-type="float">
            <text:p>41.5986</text:p>
          </table:table-cell>
          <table:table-cell office:value-type="float" office:value="38.896" calcext:value-type="float">
            <text:p>38.89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79" calcext:value-type="float">
            <text:p>0.0179</text:p>
          </table:table-cell>
          <table:table-cell office:value-type="float" office:value="17.7751" calcext:value-type="float">
            <text:p>17.775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1554" calcext:value-type="float">
            <text:p>0.1554</text:p>
          </table:table-cell>
          <table:table-cell office:value-type="float" office:value="99.0594" calcext:value-type="float">
            <text:p>99.0594</text:p>
          </table:table-cell>
          <table:table-cell table:formula="of:=100*[.C23]/([.C23]+[.G23])" office:value-type="float" office:value="70.0623339963654" calcext:value-type="float">
            <text:p>70.0623339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RG10_5D_ol7</text:p>
          </table:table-cell>
          <table:table-cell office:value-type="float" office:value="41.7373" calcext:value-type="float">
            <text:p>41.7373</text:p>
          </table:table-cell>
          <table:table-cell office:value-type="float" office:value="39.2746" calcext:value-type="float">
            <text:p>39.27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7" calcext:value-type="float">
            <text:p>0.0147</text:p>
          </table:table-cell>
          <table:table-cell office:value-type="float" office:value="18.0461" calcext:value-type="float">
            <text:p>18.046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1485" calcext:value-type="float">
            <text:p>0.1485</text:p>
          </table:table-cell>
          <table:table-cell office:value-type="float" office:value="99.8628" calcext:value-type="float">
            <text:p>99.8628</text:p>
          </table:table-cell>
          <table:table-cell table:formula="of:=100*[.C24]/([.C24]+[.G24])" office:value-type="float" office:value="69.8141959139159" calcext:value-type="float">
            <text:p>69.81419591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RG10_5D_ol7</text:p>
          </table:table-cell>
          <table:table-cell office:value-type="float" office:value="41.7435" calcext:value-type="float">
            <text:p>41.7435</text:p>
          </table:table-cell>
          <table:table-cell office:value-type="float" office:value="39.2853" calcext:value-type="float">
            <text:p>39.28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4" calcext:value-type="float">
            <text:p>0.0114</text:p>
          </table:table-cell>
          <table:table-cell office:value-type="float" office:value="18.1104" calcext:value-type="float">
            <text:p>18.1104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54" calcext:value-type="float">
            <text:p>0.1454</text:p>
          </table:table-cell>
          <table:table-cell office:value-type="float" office:value="99.9365" calcext:value-type="float">
            <text:p>99.9365</text:p>
          </table:table-cell>
          <table:table-cell table:formula="of:=100*[.C25]/([.C25]+[.G25])" office:value-type="float" office:value="69.7423225554225" calcext:value-type="float">
            <text:p>69.7423225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RG10_5D_ol8</text:p>
          </table:table-cell>
          <table:table-cell office:value-type="float" office:value="42.4591" calcext:value-type="float">
            <text:p>42.4591</text:p>
          </table:table-cell>
          <table:table-cell office:value-type="float" office:value="39.1665" calcext:value-type="float">
            <text:p>39.1665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47" calcext:value-type="float">
            <text:p>0.0247</text:p>
          </table:table-cell>
          <table:table-cell office:value-type="float" office:value="17.3352" calcext:value-type="float">
            <text:p>17.3352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1634" calcext:value-type="float">
            <text:p>0.1634</text:p>
          </table:table-cell>
          <table:table-cell office:value-type="float" office:value="99.7491" calcext:value-type="float">
            <text:p>99.7491</text:p>
          </table:table-cell>
          <table:table-cell table:formula="of:=100*[.C26]/([.C26]+[.G26])" office:value-type="float" office:value="71.0086078438915" calcext:value-type="float">
            <text:p>71.00860784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RG10_5D_ol8</text:p>
          </table:table-cell>
          <table:table-cell office:value-type="float" office:value="42.564" calcext:value-type="float">
            <text:p>42.564</text:p>
          </table:table-cell>
          <table:table-cell office:value-type="float" office:value="39.2671" calcext:value-type="float">
            <text:p>39.267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66" calcext:value-type="float">
            <text:p>0.0166</text:p>
          </table:table-cell>
          <table:table-cell office:value-type="float" office:value="17.3702" calcext:value-type="float">
            <text:p>17.370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1567" calcext:value-type="float">
            <text:p>0.1567</text:p>
          </table:table-cell>
          <table:table-cell office:value-type="float" office:value="99.9719" calcext:value-type="float">
            <text:p>99.9719</text:p>
          </table:table-cell>
          <table:table-cell table:formula="of:=100*[.C27]/([.C27]+[.G27])" office:value-type="float" office:value="71.017882944963" calcext:value-type="float">
            <text:p>71.017882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G10_5D_ol8</text:p>
          </table:table-cell>
          <table:table-cell office:value-type="float" office:value="42.307" calcext:value-type="float">
            <text:p>42.307</text:p>
          </table:table-cell>
          <table:table-cell office:value-type="float" office:value="39.3514" calcext:value-type="float">
            <text:p>39.3514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16.7347" calcext:value-type="float">
            <text:p>16.734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1527" calcext:value-type="float">
            <text:p>0.1527</text:p>
          </table:table-cell>
          <table:table-cell office:value-type="float" office:value="99.1382" calcext:value-type="float">
            <text:p>99.1382</text:p>
          </table:table-cell>
          <table:table-cell table:formula="of:=100*[.C28]/([.C28]+[.G28])" office:value-type="float" office:value="71.6561345625211" calcext:value-type="float">
            <text:p>71.6561345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RG10_5D_ol9</text:p>
          </table:table-cell>
          <table:table-cell office:value-type="float" office:value="42.1286" calcext:value-type="float">
            <text:p>42.1286</text:p>
          </table:table-cell>
          <table:table-cell office:value-type="float" office:value="39.1437" calcext:value-type="float">
            <text:p>39.143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05" calcext:value-type="float">
            <text:p>0.0105</text:p>
          </table:table-cell>
          <table:table-cell office:value-type="float" office:value="17.2225" calcext:value-type="float">
            <text:p>17.222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1404" calcext:value-type="float">
            <text:p>0.1404</text:p>
          </table:table-cell>
          <table:table-cell office:value-type="float" office:value="99.2546" calcext:value-type="float">
            <text:p>99.2546</text:p>
          </table:table-cell>
          <table:table-cell table:formula="of:=100*[.C29]/([.C29]+[.G29])" office:value-type="float" office:value="70.9820037033854" calcext:value-type="float">
            <text:p>70.98200370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G10_5D_ol9</text:p>
          </table:table-cell>
          <table:table-cell office:value-type="float" office:value="42.0034" calcext:value-type="float">
            <text:p>42.0034</text:p>
          </table:table-cell>
          <table:table-cell office:value-type="float" office:value="39.1211" calcext:value-type="float">
            <text:p>39.121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13" calcext:value-type="float">
            <text:p>0.0213</text:p>
          </table:table-cell>
          <table:table-cell office:value-type="float" office:value="17.5028" calcext:value-type="float">
            <text:p>17.502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7" calcext:value-type="float">
            <text:p>0.27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1532" calcext:value-type="float">
            <text:p>0.1532</text:p>
          </table:table-cell>
          <table:table-cell office:value-type="float" office:value="99.4024" calcext:value-type="float">
            <text:p>99.4024</text:p>
          </table:table-cell>
          <table:table-cell table:formula="of:=100*[.C30]/([.C30]+[.G30])" office:value-type="float" office:value="70.586594338069" calcext:value-type="float">
            <text:p>70.58659433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G10_5D_ol9</text:p>
          </table:table-cell>
          <table:table-cell office:value-type="float" office:value="41.9557" calcext:value-type="float">
            <text:p>41.9557</text:p>
          </table:table-cell>
          <table:table-cell office:value-type="float" office:value="39.4126" calcext:value-type="float">
            <text:p>39.412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29" calcext:value-type="float">
            <text:p>0.0329</text:p>
          </table:table-cell>
          <table:table-cell office:value-type="float" office:value="17.253" calcext:value-type="float">
            <text:p>17.253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1381" calcext:value-type="float">
            <text:p>0.1381</text:p>
          </table:table-cell>
          <table:table-cell office:value-type="float" office:value="99.4236" calcext:value-type="float">
            <text:p>99.4236</text:p>
          </table:table-cell>
          <table:table-cell table:formula="of:=100*[.C31]/([.C31]+[.G31])" office:value-type="float" office:value="70.8607012145175" calcext:value-type="float">
            <text:p>70.86070121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RG10_5D_ol10B</text:p>
          </table:table-cell>
          <table:table-cell office:value-type="float" office:value="42.4389" calcext:value-type="float">
            <text:p>42.4389</text:p>
          </table:table-cell>
          <table:table-cell office:value-type="float" office:value="39.3341" calcext:value-type="float">
            <text:p>39.334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" calcext:value-type="float">
            <text:p>0</text:p>
          </table:table-cell>
          <table:table-cell office:value-type="float" office:value="16.6674" calcext:value-type="float">
            <text:p>16.667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1546" calcext:value-type="float">
            <text:p>0.1546</text:p>
          </table:table-cell>
          <table:table-cell office:value-type="float" office:value="99.1933" calcext:value-type="float">
            <text:p>99.1933</text:p>
          </table:table-cell>
          <table:table-cell table:formula="of:=100*[.C32]/([.C32]+[.G32])" office:value-type="float" office:value="71.8009755305272" calcext:value-type="float">
            <text:p>71.80097553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RG10_5D_ol10B</text:p>
          </table:table-cell>
          <table:table-cell office:value-type="float" office:value="42.6481" calcext:value-type="float">
            <text:p>42.6481</text:p>
          </table:table-cell>
          <table:table-cell office:value-type="float" office:value="39.3024" calcext:value-type="float">
            <text:p>39.302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" calcext:value-type="float">
            <text:p>0</text:p>
          </table:table-cell>
          <table:table-cell office:value-type="float" office:value="17.3331" calcext:value-type="float">
            <text:p>17.33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14" calcext:value-type="float">
            <text:p>0.14</text:p>
          </table:table-cell>
          <table:table-cell office:value-type="float" office:value="100.0008" calcext:value-type="float">
            <text:p>100.0008</text:p>
          </table:table-cell>
          <table:table-cell table:formula="of:=100*[.C33]/([.C33]+[.G33])" office:value-type="float" office:value="71.1024454329023" calcext:value-type="float">
            <text:p>71.10244543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RG10_5D_ol10B</text:p>
          </table:table-cell>
          <table:table-cell office:value-type="float" office:value="42.3529" calcext:value-type="float">
            <text:p>42.3529</text:p>
          </table:table-cell>
          <table:table-cell office:value-type="float" office:value="39.5308" calcext:value-type="float">
            <text:p>39.5308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62" calcext:value-type="float">
            <text:p>0.0262</text:p>
          </table:table-cell>
          <table:table-cell office:value-type="float" office:value="16.791" calcext:value-type="float">
            <text:p>16.79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1641" calcext:value-type="float">
            <text:p>0.1641</text:p>
          </table:table-cell>
          <table:table-cell office:value-type="float" office:value="99.4423" calcext:value-type="float">
            <text:p>99.4423</text:p>
          </table:table-cell>
          <table:table-cell table:formula="of:=100*[.C34]/([.C34]+[.G34])" office:value-type="float" office:value="71.6099208878684" calcext:value-type="float">
            <text:p>71.60992088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RG10_5D_ol10A</text:p>
          </table:table-cell>
          <table:table-cell office:value-type="float" office:value="42.4418" calcext:value-type="float">
            <text:p>42.4418</text:p>
          </table:table-cell>
          <table:table-cell office:value-type="float" office:value="39.0943" calcext:value-type="float">
            <text:p>39.094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047" calcext:value-type="float">
            <text:p>0.0047</text:p>
          </table:table-cell>
          <table:table-cell office:value-type="float" office:value="16.8712" calcext:value-type="float">
            <text:p>16.8712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1589" calcext:value-type="float">
            <text:p>0.1589</text:p>
          </table:table-cell>
          <table:table-cell office:value-type="float" office:value="99.1452" calcext:value-type="float">
            <text:p>99.1452</text:p>
          </table:table-cell>
          <table:table-cell table:formula="of:=100*[.C35]/([.C35]+[.G35])" office:value-type="float" office:value="71.5556454740108" calcext:value-type="float">
            <text:p>71.5556454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G10_5D_ol10A</text:p>
          </table:table-cell>
          <table:table-cell office:value-type="float" office:value="42.6056" calcext:value-type="float">
            <text:p>42.6056</text:p>
          </table:table-cell>
          <table:table-cell office:value-type="float" office:value="39.2825" calcext:value-type="float">
            <text:p>39.282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075" calcext:value-type="float">
            <text:p>0.0075</text:p>
          </table:table-cell>
          <table:table-cell office:value-type="float" office:value="16.7389" calcext:value-type="float">
            <text:p>16.7389</text:p>
          </table:table-cell>
          <table:table-cell office:value-type="float" office:value="0.048" calcext:value-type="float">
            <text:p>0.048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1555" calcext:value-type="float">
            <text:p>0.1555</text:p>
          </table:table-cell>
          <table:table-cell office:value-type="float" office:value="99.4072" calcext:value-type="float">
            <text:p>99.4072</text:p>
          </table:table-cell>
          <table:table-cell table:formula="of:=100*[.C36]/([.C36]+[.G36])" office:value-type="float" office:value="71.7936792794615" calcext:value-type="float">
            <text:p>71.79367927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G10_5D_ol10A</text:p>
          </table:table-cell>
          <table:table-cell office:value-type="float" office:value="42.7236" calcext:value-type="float">
            <text:p>42.7236</text:p>
          </table:table-cell>
          <table:table-cell office:value-type="float" office:value="39.0069" calcext:value-type="float">
            <text:p>39.006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68" calcext:value-type="float">
            <text:p>0.0268</text:p>
          </table:table-cell>
          <table:table-cell office:value-type="float" office:value="16.6816" calcext:value-type="float">
            <text:p>16.68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1518" calcext:value-type="float">
            <text:p>0.1518</text:p>
          </table:table-cell>
          <table:table-cell office:value-type="float" office:value="99.195" calcext:value-type="float">
            <text:p>99.195</text:p>
          </table:table-cell>
          <table:table-cell table:formula="of:=100*[.C37]/([.C37]+[.G37])" office:value-type="float" office:value="71.9189565896588" calcext:value-type="float">
            <text:p>71.91895658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RG10_5D_ol11</text:p>
          </table:table-cell>
          <table:table-cell office:value-type="float" office:value="42.407" calcext:value-type="float">
            <text:p>42.407</text:p>
          </table:table-cell>
          <table:table-cell office:value-type="float" office:value="39.3216" calcext:value-type="float">
            <text:p>39.321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369" calcext:value-type="float">
            <text:p>0.0369</text:p>
          </table:table-cell>
          <table:table-cell office:value-type="float" office:value="16.9883" calcext:value-type="float">
            <text:p>16.988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1596" calcext:value-type="float">
            <text:p>0.1596</text:p>
          </table:table-cell>
          <table:table-cell office:value-type="float" office:value="99.4947" calcext:value-type="float">
            <text:p>99.4947</text:p>
          </table:table-cell>
          <table:table-cell table:formula="of:=100*[.C38]/([.C38]+[.G38])" office:value-type="float" office:value="71.3979052214569" calcext:value-type="float">
            <text:p>71.39790522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RG10_5D_ol11</text:p>
          </table:table-cell>
          <table:table-cell office:value-type="float" office:value="42.1658" calcext:value-type="float">
            <text:p>42.1658</text:p>
          </table:table-cell>
          <table:table-cell office:value-type="float" office:value="39.2043" calcext:value-type="float">
            <text:p>39.204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17.4242" calcext:value-type="float">
            <text:p>17.4242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1807" calcext:value-type="float">
            <text:p>0.1807</text:p>
          </table:table-cell>
          <table:table-cell office:value-type="float" office:value="99.6292" calcext:value-type="float">
            <text:p>99.6292</text:p>
          </table:table-cell>
          <table:table-cell table:formula="of:=100*[.C39]/([.C39]+[.G39])" office:value-type="float" office:value="70.7598590367511" calcext:value-type="float">
            <text:p>70.75985903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RG10_5D_ol11</text:p>
          </table:table-cell>
          <table:table-cell office:value-type="float" office:value="42.4261" calcext:value-type="float">
            <text:p>42.4261</text:p>
          </table:table-cell>
          <table:table-cell office:value-type="float" office:value="39.2475" calcext:value-type="float">
            <text:p>39.24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19" calcext:value-type="float">
            <text:p>0.019</text:p>
          </table:table-cell>
          <table:table-cell office:value-type="float" office:value="17.3485" calcext:value-type="float">
            <text:p>17.3485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566" calcext:value-type="float">
            <text:p>0.1566</text:p>
          </table:table-cell>
          <table:table-cell office:value-type="float" office:value="99.7923" calcext:value-type="float">
            <text:p>99.7923</text:p>
          </table:table-cell>
          <table:table-cell table:formula="of:=100*[.C40]/([.C40]+[.G40])" office:value-type="float" office:value="70.9768028560626" calcext:value-type="float">
            <text:p>70.9768028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RG10_5D_ol12</text:p>
          </table:table-cell>
          <table:table-cell office:value-type="float" office:value="41.9748" calcext:value-type="float">
            <text:p>41.9748</text:p>
          </table:table-cell>
          <table:table-cell office:value-type="float" office:value="39.0671" calcext:value-type="float">
            <text:p>39.0671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31" calcext:value-type="float">
            <text:p>0.0031</text:p>
          </table:table-cell>
          <table:table-cell office:value-type="float" office:value="17.7062" calcext:value-type="float">
            <text:p>17.706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1406" calcext:value-type="float">
            <text:p>0.1406</text:p>
          </table:table-cell>
          <table:table-cell office:value-type="float" office:value="99.5004" calcext:value-type="float">
            <text:p>99.5004</text:p>
          </table:table-cell>
          <table:table-cell table:formula="of:=100*[.C41]/([.C41]+[.G41])" office:value-type="float" office:value="70.3319314354652" calcext:value-type="float">
            <text:p>70.3319314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G10_5D_ol12</text:p>
          </table:table-cell>
          <table:table-cell office:value-type="float" office:value="42.1313" calcext:value-type="float">
            <text:p>42.1313</text:p>
          </table:table-cell>
          <table:table-cell office:value-type="float" office:value="39.4553" calcext:value-type="float">
            <text:p>39.455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15" calcext:value-type="float">
            <text:p>0.015</text:p>
          </table:table-cell>
          <table:table-cell office:value-type="float" office:value="17.4544" calcext:value-type="float">
            <text:p>17.454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1464" calcext:value-type="float">
            <text:p>0.1464</text:p>
          </table:table-cell>
          <table:table-cell office:value-type="float" office:value="99.8163" calcext:value-type="float">
            <text:p>99.8163</text:p>
          </table:table-cell>
          <table:table-cell table:formula="of:=100*[.C42]/([.C42]+[.G42])" office:value-type="float" office:value="70.7070656214494" calcext:value-type="float">
            <text:p>70.70706562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RG10_5D_ol12</text:p>
          </table:table-cell>
          <table:table-cell office:value-type="float" office:value="41.75" calcext:value-type="float">
            <text:p>41.75</text:p>
          </table:table-cell>
          <table:table-cell office:value-type="float" office:value="39.1883" calcext:value-type="float">
            <text:p>39.188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25" calcext:value-type="float">
            <text:p>0.0325</text:p>
          </table:table-cell>
          <table:table-cell office:value-type="float" office:value="17.3829" calcext:value-type="float">
            <text:p>17.382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1456" calcext:value-type="float">
            <text:p>0.1456</text:p>
          </table:table-cell>
          <table:table-cell office:value-type="float" office:value="99.0869" calcext:value-type="float">
            <text:p>99.0869</text:p>
          </table:table-cell>
          <table:table-cell table:formula="of:=100*[.C43]/([.C43]+[.G43])" office:value-type="float" office:value="70.6036740968226" calcext:value-type="float">
            <text:p>70.6036740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RG10_5D_ol13</text:p>
          </table:table-cell>
          <table:table-cell office:value-type="float" office:value="42.2641" calcext:value-type="float">
            <text:p>42.2641</text:p>
          </table:table-cell>
          <table:table-cell office:value-type="float" office:value="39.3253" calcext:value-type="float">
            <text:p>39.3253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139" calcext:value-type="float">
            <text:p>0.0139</text:p>
          </table:table-cell>
          <table:table-cell office:value-type="float" office:value="17.3848" calcext:value-type="float">
            <text:p>17.3848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99.7766" calcext:value-type="float">
            <text:p>99.7766</text:p>
          </table:table-cell>
          <table:table-cell table:formula="of:=100*[.C44]/([.C44]+[.G44])" office:value-type="float" office:value="70.8547852516979" calcext:value-type="float">
            <text:p>70.85478525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G10_5D_ol13</text:p>
          </table:table-cell>
          <table:table-cell office:value-type="float" office:value="42.5212" calcext:value-type="float">
            <text:p>42.5212</text:p>
          </table:table-cell>
          <table:table-cell office:value-type="float" office:value="39.2653" calcext:value-type="float">
            <text:p>39.265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26" calcext:value-type="float">
            <text:p>0.0126</text:p>
          </table:table-cell>
          <table:table-cell office:value-type="float" office:value="17.3193" calcext:value-type="float">
            <text:p>17.319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544" calcext:value-type="float">
            <text:p>0.1544</text:p>
          </table:table-cell>
          <table:table-cell office:value-type="float" office:value="99.8838" calcext:value-type="float">
            <text:p>99.8838</text:p>
          </table:table-cell>
          <table:table-cell table:formula="of:=100*[.C45]/([.C45]+[.G45])" office:value-type="float" office:value="71.0575613505903" calcext:value-type="float">
            <text:p>71.0575613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RG10_5D_ol13</text:p>
          </table:table-cell>
          <table:table-cell office:value-type="float" office:value="42.2462" calcext:value-type="float">
            <text:p>42.2462</text:p>
          </table:table-cell>
          <table:table-cell office:value-type="float" office:value="39.2367" calcext:value-type="float">
            <text:p>39.236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</text:p>
          </table:table-cell>
          <table:table-cell office:value-type="float" office:value="17.2368" calcext:value-type="float">
            <text:p>17.236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1682" calcext:value-type="float">
            <text:p>0.1682</text:p>
          </table:table-cell>
          <table:table-cell office:value-type="float" office:value="99.5116" calcext:value-type="float">
            <text:p>99.5116</text:p>
          </table:table-cell>
          <table:table-cell table:formula="of:=100*[.C46]/([.C46]+[.G46])" office:value-type="float" office:value="71.0223088949784" calcext:value-type="float">
            <text:p>71.0223088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RG10_5D_ol14</text:p>
          </table:table-cell>
          <table:table-cell office:value-type="float" office:value="42.5609" calcext:value-type="float">
            <text:p>42.5609</text:p>
          </table:table-cell>
          <table:table-cell office:value-type="float" office:value="39.172" calcext:value-type="float">
            <text:p>39.1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65" calcext:value-type="float">
            <text:p>0.0065</text:p>
          </table:table-cell>
          <table:table-cell office:value-type="float" office:value="17.0405" calcext:value-type="float">
            <text:p>17.0405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1548" calcext:value-type="float">
            <text:p>0.1548</text:p>
          </table:table-cell>
          <table:table-cell office:value-type="float" office:value="99.5255" calcext:value-type="float">
            <text:p>99.5255</text:p>
          </table:table-cell>
          <table:table-cell table:formula="of:=100*[.C47]/([.C47]+[.G47])" office:value-type="float" office:value="71.4092286422802" calcext:value-type="float">
            <text:p>71.40922864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RG10_5D_ol14</text:p>
          </table:table-cell>
          <table:table-cell office:value-type="float" office:value="42.5963" calcext:value-type="float">
            <text:p>42.5963</text:p>
          </table:table-cell>
          <table:table-cell office:value-type="float" office:value="39.3306" calcext:value-type="float">
            <text:p>39.330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15" calcext:value-type="float">
            <text:p>0.0215</text:p>
          </table:table-cell>
          <table:table-cell office:value-type="float" office:value="16.9867" calcext:value-type="float">
            <text:p>16.9867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1478" calcext:value-type="float">
            <text:p>0.1478</text:p>
          </table:table-cell>
          <table:table-cell office:value-type="float" office:value="99.6959" calcext:value-type="float">
            <text:p>99.6959</text:p>
          </table:table-cell>
          <table:table-cell table:formula="of:=100*[.C48]/([.C48]+[.G48])" office:value-type="float" office:value="71.4906936542302" calcext:value-type="float">
            <text:p>71.49069365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RG10_5D_ol14</text:p>
          </table:table-cell>
          <table:table-cell office:value-type="float" office:value="42.5364" calcext:value-type="float">
            <text:p>42.5364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" calcext:value-type="float">
            <text:p>0</text:p>
          </table:table-cell>
          <table:table-cell office:value-type="float" office:value="16.7523" calcext:value-type="float">
            <text:p>16.75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1485" calcext:value-type="float">
            <text:p>0.1485</text:p>
          </table:table-cell>
          <table:table-cell office:value-type="float" office:value="99.2363" calcext:value-type="float">
            <text:p>99.2363</text:p>
          </table:table-cell>
          <table:table-cell table:formula="of:=100*[.C49]/([.C49]+[.G49])" office:value-type="float" office:value="71.7445314199839" calcext:value-type="float">
            <text:p>71.744531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RG10_5D_ol15</text:p>
          </table:table-cell>
          <table:table-cell office:value-type="float" office:value="41.9002" calcext:value-type="float">
            <text:p>41.9002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37" calcext:value-type="float">
            <text:p>0.0237</text:p>
          </table:table-cell>
          <table:table-cell office:value-type="float" office:value="17.3521" calcext:value-type="float">
            <text:p>17.352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1651" calcext:value-type="float">
            <text:p>0.1651</text:p>
          </table:table-cell>
          <table:table-cell office:value-type="float" office:value="99.1401" calcext:value-type="float">
            <text:p>99.1401</text:p>
          </table:table-cell>
          <table:table-cell table:formula="of:=100*[.C50]/([.C50]+[.G50])" office:value-type="float" office:value="70.7148920801387" calcext:value-type="float">
            <text:p>70.7148920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RG10_5D_ol15</text:p>
          </table:table-cell>
          <table:table-cell office:value-type="float" office:value="42.0813" calcext:value-type="float">
            <text:p>42.0813</text:p>
          </table:table-cell>
          <table:table-cell office:value-type="float" office:value="39.0351" calcext:value-type="float">
            <text:p>39.03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17.6743" calcext:value-type="float">
            <text:p>17.6743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1522" calcext:value-type="float">
            <text:p>0.1522</text:p>
          </table:table-cell>
          <table:table-cell office:value-type="float" office:value="99.5377" calcext:value-type="float">
            <text:p>99.5377</text:p>
          </table:table-cell>
          <table:table-cell table:formula="of:=100*[.C51]/([.C51]+[.G51])" office:value-type="float" office:value="70.4223537208228" calcext:value-type="float">
            <text:p>70.4223537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G10_5D_ol15</text:p>
          </table:table-cell>
          <table:table-cell office:value-type="float" office:value="42.0253" calcext:value-type="float">
            <text:p>42.0253</text:p>
          </table:table-cell>
          <table:table-cell office:value-type="float" office:value="39.1415" calcext:value-type="float">
            <text:p>39.141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156" calcext:value-type="float">
            <text:p>0.0156</text:p>
          </table:table-cell>
          <table:table-cell office:value-type="float" office:value="17.4227" calcext:value-type="float">
            <text:p>17.422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1541" calcext:value-type="float">
            <text:p>0.1541</text:p>
          </table:table-cell>
          <table:table-cell office:value-type="float" office:value="99.3965" calcext:value-type="float">
            <text:p>99.3965</text:p>
          </table:table-cell>
          <table:table-cell table:formula="of:=100*[.C52]/([.C52]+[.G52])" office:value-type="float" office:value="70.6925380164177" calcext:value-type="float">
            <text:p>70.6925380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RG10_5D_ol16</text:p>
          </table:table-cell>
          <table:table-cell office:value-type="float" office:value="42.1713" calcext:value-type="float">
            <text:p>42.1713</text:p>
          </table:table-cell>
          <table:table-cell office:value-type="float" office:value="39.1836" calcext:value-type="float">
            <text:p>39.1836</text:p>
          </table:table-cell>
          <table:table-cell table:number-columns-repeated="2" office:value-type="float" office:value="0.0224" calcext:value-type="float">
            <text:p>0.0224</text:p>
          </table:table-cell>
          <table:table-cell office:value-type="float" office:value="17.7887" calcext:value-type="float">
            <text:p>17.7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505" calcext:value-type="float">
            <text:p>0.1505</text:p>
          </table:table-cell>
          <table:table-cell office:value-type="float" office:value="99.9228" calcext:value-type="float">
            <text:p>99.9228</text:p>
          </table:table-cell>
          <table:table-cell table:formula="of:=100*[.C53]/([.C53]+[.G53])" office:value-type="float" office:value="70.3323882588392" calcext:value-type="float">
            <text:p>70.33238825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RG10_5D_ol16</text:p>
          </table:table-cell>
          <table:table-cell office:value-type="float" office:value="42.0964" calcext:value-type="float">
            <text:p>42.0964</text:p>
          </table:table-cell>
          <table:table-cell office:value-type="float" office:value="39.2457" calcext:value-type="float">
            <text:p>39.24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17.9023" calcext:value-type="float">
            <text:p>17.9023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618" calcext:value-type="float">
            <text:p>0.2618</text:p>
          </table:table-cell>
          <table:table-cell office:value-type="float" office:value="0.1492" calcext:value-type="float">
            <text:p>0.1492</text:p>
          </table:table-cell>
          <table:table-cell office:value-type="float" office:value="99.9843" calcext:value-type="float">
            <text:p>99.9843</text:p>
          </table:table-cell>
          <table:table-cell table:formula="of:=100*[.C54]/([.C54]+[.G54])" office:value-type="float" office:value="70.1621868473817" calcext:value-type="float">
            <text:p>70.16218684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RG10_5D_ol16</text:p>
          </table:table-cell>
          <table:table-cell office:value-type="float" office:value="41.9199" calcext:value-type="float">
            <text:p>41.9199</text:p>
          </table:table-cell>
          <table:table-cell office:value-type="float" office:value="39.2947" calcext:value-type="float">
            <text:p>39.2947</text:p>
          </table:table-cell>
          <table:table-cell office:value-type="float" office:value="0.0263" calcext:value-type="float">
            <text:p>0.0263</text:p>
          </table:table-cell>
          <table:table-cell office:value-type="float" office:value="0" calcext:value-type="float">
            <text:p>0</text:p>
          </table:table-cell>
          <table:table-cell office:value-type="float" office:value="17.5536" calcext:value-type="float">
            <text:p>17.5536</text:p>
          </table:table-cell>
          <table:table-cell office:value-type="float" office:value="0.046" calcext:value-type="float">
            <text:p>0.046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1587" calcext:value-type="float">
            <text:p>0.1587</text:p>
          </table:table-cell>
          <table:table-cell office:value-type="float" office:value="99.5606" calcext:value-type="float">
            <text:p>99.5606</text:p>
          </table:table-cell>
          <table:table-cell table:formula="of:=100*[.C55]/([.C55]+[.G55])" office:value-type="float" office:value="70.4850059270095" calcext:value-type="float">
            <text:p>70.4850059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RG10_5D_ol17</text:p>
          </table:table-cell>
          <table:table-cell office:value-type="float" office:value="40.1434" calcext:value-type="float">
            <text:p>40.1434</text:p>
          </table:table-cell>
          <table:table-cell office:value-type="float" office:value="38.4609" calcext:value-type="float">
            <text:p>38.4609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155" calcext:value-type="float">
            <text:p>0.0155</text:p>
          </table:table-cell>
          <table:table-cell office:value-type="float" office:value="20.0966" calcext:value-type="float">
            <text:p>20.096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1397" calcext:value-type="float">
            <text:p>0.1397</text:p>
          </table:table-cell>
          <table:table-cell office:value-type="float" office:value="99.5097" calcext:value-type="float">
            <text:p>99.5097</text:p>
          </table:table-cell>
          <table:table-cell table:formula="of:=100*[.C56]/([.C56]+[.G56])" office:value-type="float" office:value="66.6391102257636" calcext:value-type="float">
            <text:p>66.63911022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RG10_5D_ol17</text:p>
          </table:table-cell>
          <table:table-cell office:value-type="float" office:value="40.0861" calcext:value-type="float">
            <text:p>40.0861</text:p>
          </table:table-cell>
          <table:table-cell office:value-type="float" office:value="38.7311" calcext:value-type="float">
            <text:p>38.7311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295" calcext:value-type="float">
            <text:p>0.0295</text:p>
          </table:table-cell>
          <table:table-cell office:value-type="float" office:value="19.7558" calcext:value-type="float">
            <text:p>19.755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1468" calcext:value-type="float">
            <text:p>0.1468</text:p>
          </table:table-cell>
          <table:table-cell office:value-type="float" office:value="99.4171" calcext:value-type="float">
            <text:p>99.4171</text:p>
          </table:table-cell>
          <table:table-cell table:formula="of:=100*[.C57]/([.C57]+[.G57])" office:value-type="float" office:value="66.9866765594007" calcext:value-type="float">
            <text:p>66.98667655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G10_5D_ol17</text:p>
          </table:table-cell>
          <table:table-cell office:value-type="float" office:value="40.116" calcext:value-type="float">
            <text:p>40.116</text:p>
          </table:table-cell>
          <table:table-cell office:value-type="float" office:value="38.9556" calcext:value-type="float">
            <text:p>38.955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9" calcext:value-type="float">
            <text:p>0.0079</text:p>
          </table:table-cell>
          <table:table-cell office:value-type="float" office:value="19.9491" calcext:value-type="float">
            <text:p>19.9491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1388" calcext:value-type="float">
            <text:p>0.1388</text:p>
          </table:table-cell>
          <table:table-cell office:value-type="float" office:value="99.7703" calcext:value-type="float">
            <text:p>99.7703</text:p>
          </table:table-cell>
          <table:table-cell table:formula="of:=100*[.C58]/([.C58]+[.G58])" office:value-type="float" office:value="66.7875355239565" calcext:value-type="float">
            <text:p>66.787535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G10_5D_ol18</text:p>
          </table:table-cell>
          <table:table-cell office:value-type="float" office:value="42.1429" calcext:value-type="float">
            <text:p>42.1429</text:p>
          </table:table-cell>
          <table:table-cell office:value-type="float" office:value="39.1342" calcext:value-type="float">
            <text:p>39.134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56" calcext:value-type="float">
            <text:p>0.0156</text:p>
          </table:table-cell>
          <table:table-cell office:value-type="float" office:value="17.7482" calcext:value-type="float">
            <text:p>17.748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1492" calcext:value-type="float">
            <text:p>0.1492</text:p>
          </table:table-cell>
          <table:table-cell office:value-type="float" office:value="99.7892" calcext:value-type="float">
            <text:p>99.7892</text:p>
          </table:table-cell>
          <table:table-cell table:formula="of:=100*[.C59]/([.C59]+[.G59])" office:value-type="float" office:value="70.3658807402102" calcext:value-type="float">
            <text:p>70.36588074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RG10_5D_ol18</text:p>
          </table:table-cell>
          <table:table-cell office:value-type="float" office:value="42.0793" calcext:value-type="float">
            <text:p>42.0793</text:p>
          </table:table-cell>
          <table:table-cell office:value-type="float" office:value="38.993" calcext:value-type="float">
            <text:p>38.99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317" calcext:value-type="float">
            <text:p>0.0317</text:p>
          </table:table-cell>
          <table:table-cell office:value-type="float" office:value="17.5938" calcext:value-type="float">
            <text:p>17.593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578" calcext:value-type="float">
            <text:p>0.1578</text:p>
          </table:table-cell>
          <table:table-cell office:value-type="float" office:value="99.4487" calcext:value-type="float">
            <text:p>99.4487</text:p>
          </table:table-cell>
          <table:table-cell table:formula="of:=100*[.C60]/([.C60]+[.G60])" office:value-type="float" office:value="70.5163633194857" calcext:value-type="float">
            <text:p>70.5163633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RG10_5D_ol18</text:p>
          </table:table-cell>
          <table:table-cell office:value-type="float" office:value="42.0619" calcext:value-type="float">
            <text:p>42.0619</text:p>
          </table:table-cell>
          <table:table-cell office:value-type="float" office:value="39.2563" calcext:value-type="float">
            <text:p>39.256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87" calcext:value-type="float">
            <text:p>0.0187</text:p>
          </table:table-cell>
          <table:table-cell office:value-type="float" office:value="17.6749" calcext:value-type="float">
            <text:p>17.6749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1504" calcext:value-type="float">
            <text:p>0.1504</text:p>
          </table:table-cell>
          <table:table-cell office:value-type="float" office:value="99.7722" calcext:value-type="float">
            <text:p>99.7722</text:p>
          </table:table-cell>
          <table:table-cell table:formula="of:=100*[.C61]/([.C61]+[.G61])" office:value-type="float" office:value="70.4120408190596" calcext:value-type="float">
            <text:p>70.41204081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G10_5D_ol19</text:p>
          </table:table-cell>
          <table:table-cell office:value-type="float" office:value="42.0403" calcext:value-type="float">
            <text:p>42.0403</text:p>
          </table:table-cell>
          <table:table-cell office:value-type="float" office:value="38.9727" calcext:value-type="float">
            <text:p>38.9727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94" calcext:value-type="float">
            <text:p>0.0294</text:p>
          </table:table-cell>
          <table:table-cell office:value-type="float" office:value="17.697" calcext:value-type="float">
            <text:p>17.69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1606" calcext:value-type="float">
            <text:p>0.1606</text:p>
          </table:table-cell>
          <table:table-cell office:value-type="float" office:value="99.5249" calcext:value-type="float">
            <text:p>99.5249</text:p>
          </table:table-cell>
          <table:table-cell table:formula="of:=100*[.C62]/([.C62]+[.G62])" office:value-type="float" office:value="70.3752931585458" calcext:value-type="float">
            <text:p>70.37529315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G10_5D_ol19</text:p>
          </table:table-cell>
          <table:table-cell office:value-type="float" office:value="42.0078" calcext:value-type="float">
            <text:p>42.0078</text:p>
          </table:table-cell>
          <table:table-cell office:value-type="float" office:value="38.9781" calcext:value-type="float">
            <text:p>38.9781</text:p>
          </table:table-cell>
          <table:table-cell office:value-type="float" office:value="0.0287" calcext:value-type="float">
            <text:p>0.0287</text:p>
          </table:table-cell>
          <table:table-cell office:value-type="float" office:value="0" calcext:value-type="float">
            <text:p>0</text:p>
          </table:table-cell>
          <table:table-cell office:value-type="float" office:value="17.3855" calcext:value-type="float">
            <text:p>17.38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1501" calcext:value-type="float">
            <text:p>0.1501</text:p>
          </table:table-cell>
          <table:table-cell office:value-type="float" office:value="99.1297" calcext:value-type="float">
            <text:p>99.1297</text:p>
          </table:table-cell>
          <table:table-cell table:formula="of:=100*[.C63]/([.C63]+[.G63])" office:value-type="float" office:value="70.7281797778537" calcext:value-type="float">
            <text:p>70.72817977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G10_5D_ol19</text:p>
          </table:table-cell>
          <table:table-cell office:value-type="float" office:value="41.8487" calcext:value-type="float">
            <text:p>41.8487</text:p>
          </table:table-cell>
          <table:table-cell office:value-type="float" office:value="39.0555" calcext:value-type="float">
            <text:p>39.055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" calcext:value-type="float">
            <text:p>0</text:p>
          </table:table-cell>
          <table:table-cell office:value-type="float" office:value="17.8201" calcext:value-type="float">
            <text:p>17.8201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1467" calcext:value-type="float">
            <text:p>0.1467</text:p>
          </table:table-cell>
          <table:table-cell office:value-type="float" office:value="99.4824" calcext:value-type="float">
            <text:p>99.4824</text:p>
          </table:table-cell>
          <table:table-cell table:formula="of:=100*[.C64]/([.C64]+[.G64])" office:value-type="float" office:value="70.1349784141796" calcext:value-type="float">
            <text:p>70.13497841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G10_5D_ol20</text:p>
          </table:table-cell>
          <table:table-cell office:value-type="float" office:value="41.0316" calcext:value-type="float">
            <text:p>41.0316</text:p>
          </table:table-cell>
          <table:table-cell office:value-type="float" office:value="38.9113" calcext:value-type="float">
            <text:p>38.91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214" calcext:value-type="float">
            <text:p>0.0214</text:p>
          </table:table-cell>
          <table:table-cell office:value-type="float" office:value="18.8077" calcext:value-type="float">
            <text:p>18.807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1344" calcext:value-type="float">
            <text:p>0.1344</text:p>
          </table:table-cell>
          <table:table-cell office:value-type="float" office:value="99.5097" calcext:value-type="float">
            <text:p>99.5097</text:p>
          </table:table-cell>
          <table:table-cell table:formula="of:=100*[.C65]/([.C65]+[.G65])" office:value-type="float" office:value="68.5696523856395" calcext:value-type="float">
            <text:p>68.56965238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G10_5D_ol20</text:p>
          </table:table-cell>
          <table:table-cell office:value-type="float" office:value="40.9047" calcext:value-type="float">
            <text:p>40.9047</text:p>
          </table:table-cell>
          <table:table-cell office:value-type="float" office:value="38.9089" calcext:value-type="float">
            <text:p>38.9089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83" calcext:value-type="float">
            <text:p>0.0083</text:p>
          </table:table-cell>
          <table:table-cell office:value-type="float" office:value="18.7912" calcext:value-type="float">
            <text:p>18.7912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1267" calcext:value-type="float">
            <text:p>0.1267</text:p>
          </table:table-cell>
          <table:table-cell office:value-type="float" office:value="99.3796" calcext:value-type="float">
            <text:p>99.3796</text:p>
          </table:table-cell>
          <table:table-cell table:formula="of:=100*[.C66]/([.C66]+[.G66])" office:value-type="float" office:value="68.5217912787981" calcext:value-type="float">
            <text:p>68.52179127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G10_5D_ol20</text:p>
          </table:table-cell>
          <table:table-cell office:value-type="float" office:value="40.9777" calcext:value-type="float">
            <text:p>40.9777</text:p>
          </table:table-cell>
          <table:table-cell office:value-type="float" office:value="39.1216" calcext:value-type="float">
            <text:p>39.1216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265" calcext:value-type="float">
            <text:p>0.0265</text:p>
          </table:table-cell>
          <table:table-cell office:value-type="float" office:value="18.8935" calcext:value-type="float">
            <text:p>18.893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1313" calcext:value-type="float">
            <text:p>0.1313</text:p>
          </table:table-cell>
          <table:table-cell office:value-type="float" office:value="99.7658" calcext:value-type="float">
            <text:p>99.7658</text:p>
          </table:table-cell>
          <table:table-cell table:formula="of:=100*[.C67]/([.C67]+[.G67])" office:value-type="float" office:value="68.4430911690429" calcext:value-type="float">
            <text:p>68.4430911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RG10_5D_ol21</text:p>
          </table:table-cell>
          <table:table-cell office:value-type="float" office:value="42.1128" calcext:value-type="float">
            <text:p>42.1128</text:p>
          </table:table-cell>
          <table:table-cell office:value-type="float" office:value="39.0194" calcext:value-type="float">
            <text:p>39.0194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39" calcext:value-type="float">
            <text:p>0.0039</text:p>
          </table:table-cell>
          <table:table-cell office:value-type="float" office:value="17.6714" calcext:value-type="float">
            <text:p>17.6714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1225" calcext:value-type="float">
            <text:p>0.1225</text:p>
          </table:table-cell>
          <table:table-cell office:value-type="float" office:value="99.5439" calcext:value-type="float">
            <text:p>99.5439</text:p>
          </table:table-cell>
          <table:table-cell table:formula="of:=100*[.C68]/([.C68]+[.G68])" office:value-type="float" office:value="70.4413540701389" calcext:value-type="float">
            <text:p>70.44135407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G10_5D_ol21</text:p>
          </table:table-cell>
          <table:table-cell office:value-type="float" office:value="42.03" calcext:value-type="float">
            <text:p>42.03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41" calcext:value-type="float">
            <text:p>0.0241</text:p>
          </table:table-cell>
          <table:table-cell office:value-type="float" office:value="17.7697" calcext:value-type="float">
            <text:p>17.7697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1212" calcext:value-type="float">
            <text:p>0.1212</text:p>
          </table:table-cell>
          <table:table-cell office:value-type="float" office:value="99.6901" calcext:value-type="float">
            <text:p>99.6901</text:p>
          </table:table-cell>
          <table:table-cell table:formula="of:=100*[.C69]/([.C69]+[.G69])" office:value-type="float" office:value="70.2846335349508" calcext:value-type="float">
            <text:p>70.2846335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RG10_5D_ol21</text:p>
          </table:table-cell>
          <table:table-cell office:value-type="float" office:value="41.9183" calcext:value-type="float">
            <text:p>41.9183</text:p>
          </table:table-cell>
          <table:table-cell office:value-type="float" office:value="38.8534" calcext:value-type="float">
            <text:p>38.853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" calcext:value-type="float">
            <text:p>0</text:p>
          </table:table-cell>
          <table:table-cell office:value-type="float" office:value="17.5593" calcext:value-type="float">
            <text:p>17.559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1246" calcext:value-type="float">
            <text:p>0.1246</text:p>
          </table:table-cell>
          <table:table-cell office:value-type="float" office:value="99.0668" calcext:value-type="float">
            <text:p>99.0668</text:p>
          </table:table-cell>
          <table:table-cell table:formula="of:=100*[.C70]/([.C70]+[.G70])" office:value-type="float" office:value="70.4774570594644" calcext:value-type="float">
            <text:p>70.4774570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RG10_5D_ol24</text:p>
          </table:table-cell>
          <table:table-cell office:value-type="float" office:value="42.1446" calcext:value-type="float">
            <text:p>42.1446</text:p>
          </table:table-cell>
          <table:table-cell office:value-type="float" office:value="39.2272" calcext:value-type="float">
            <text:p>39.227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126" calcext:value-type="float">
            <text:p>0.0126</text:p>
          </table:table-cell>
          <table:table-cell office:value-type="float" office:value="17.4244" calcext:value-type="float">
            <text:p>17.4244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1489" calcext:value-type="float">
            <text:p>0.1489</text:p>
          </table:table-cell>
          <table:table-cell office:value-type="float" office:value="99.5861" calcext:value-type="float">
            <text:p>99.5861</text:p>
          </table:table-cell>
          <table:table-cell table:formula="of:=100*[.C71]/([.C71]+[.G71])" office:value-type="float" office:value="70.7492151958233" calcext:value-type="float">
            <text:p>70.74921519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RG10_5D_ol24</text:p>
          </table:table-cell>
          <table:table-cell office:value-type="float" office:value="42.109" calcext:value-type="float">
            <text:p>42.109</text:p>
          </table:table-cell>
          <table:table-cell office:value-type="float" office:value="39.2918" calcext:value-type="float">
            <text:p>39.2918</text:p>
          </table:table-cell>
          <table:table-cell table:number-columns-repeated="2" office:value-type="float" office:value="0.0084" calcext:value-type="float">
            <text:p>0.0084</text:p>
          </table:table-cell>
          <table:table-cell office:value-type="float" office:value="17.4282" calcext:value-type="float">
            <text:p>17.4282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534" calcext:value-type="float">
            <text:p>0.1534</text:p>
          </table:table-cell>
          <table:table-cell office:value-type="float" office:value="99.597" calcext:value-type="float">
            <text:p>99.597</text:p>
          </table:table-cell>
          <table:table-cell table:formula="of:=100*[.C72]/([.C72]+[.G72])" office:value-type="float" office:value="70.7272092070168" calcext:value-type="float">
            <text:p>70.7272092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RG10_5D_ol24</text:p>
          </table:table-cell>
          <table:table-cell office:value-type="float" office:value="42.0964" calcext:value-type="float">
            <text:p>42.0964</text:p>
          </table:table-cell>
          <table:table-cell office:value-type="float" office:value="39.5277" calcext:value-type="float">
            <text:p>39.527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2" calcext:value-type="float">
            <text:p>0.0232</text:p>
          </table:table-cell>
          <table:table-cell office:value-type="float" office:value="17.2424" calcext:value-type="float">
            <text:p>17.2424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522" calcext:value-type="float">
            <text:p>0.1522</text:p>
          </table:table-cell>
          <table:table-cell office:value-type="float" office:value="99.6452" calcext:value-type="float">
            <text:p>99.6452</text:p>
          </table:table-cell>
          <table:table-cell table:formula="of:=100*[.C73]/([.C73]+[.G73])" office:value-type="float" office:value="70.9424524931411" calcext:value-type="float">
            <text:p>70.94245249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G10_5D_ol25</text:p>
          </table:table-cell>
          <table:table-cell office:value-type="float" office:value="41.7306" calcext:value-type="float">
            <text:p>41.7306</text:p>
          </table:table-cell>
          <table:table-cell office:value-type="float" office:value="39.2652" calcext:value-type="float">
            <text:p>39.2652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312" calcext:value-type="float">
            <text:p>0.0312</text:p>
          </table:table-cell>
          <table:table-cell office:value-type="float" office:value="17.9852" calcext:value-type="float">
            <text:p>17.9852</text:p>
          </table:table-cell>
          <table:table-cell office:value-type="float" office:value="0.048" calcext:value-type="float">
            <text:p>0.048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1245" calcext:value-type="float">
            <text:p>0.1245</text:p>
          </table:table-cell>
          <table:table-cell office:value-type="float" office:value="99.7711" calcext:value-type="float">
            <text:p>99.7711</text:p>
          </table:table-cell>
          <table:table-cell table:formula="of:=100*[.C74]/([.C74]+[.G74])" office:value-type="float" office:value="69.8820077768363" calcext:value-type="float">
            <text:p>69.88200777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G10_5D_ol25</text:p>
          </table:table-cell>
          <table:table-cell office:value-type="float" office:value="41.6948" calcext:value-type="float">
            <text:p>41.6948</text:p>
          </table:table-cell>
          <table:table-cell office:value-type="float" office:value="39.0787" calcext:value-type="float">
            <text:p>39.0787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17.9846" calcext:value-type="float">
            <text:p>17.984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1311" calcext:value-type="float">
            <text:p>0.1311</text:p>
          </table:table-cell>
          <table:table-cell office:value-type="float" office:value="99.5297" calcext:value-type="float">
            <text:p>99.5297</text:p>
          </table:table-cell>
          <table:table-cell table:formula="of:=100*[.C75]/([.C75]+[.G75])" office:value-type="float" office:value="69.8646434112944" calcext:value-type="float">
            <text:p>69.8646434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RG10_5D_ol25</text:p>
          </table:table-cell>
          <table:table-cell office:value-type="float" office:value="41.5392" calcext:value-type="float">
            <text:p>41.5392</text:p>
          </table:table-cell>
          <table:table-cell office:value-type="float" office:value="39.0836" calcext:value-type="float">
            <text:p>39.0836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53" calcext:value-type="float">
            <text:p>0.0253</text:p>
          </table:table-cell>
          <table:table-cell office:value-type="float" office:value="17.7543" calcext:value-type="float">
            <text:p>17.754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315" calcext:value-type="float">
            <text:p>0.1315</text:p>
          </table:table-cell>
          <table:table-cell office:value-type="float" office:value="99.147" calcext:value-type="float">
            <text:p>99.147</text:p>
          </table:table-cell>
          <table:table-cell table:formula="of:=100*[.C76]/([.C76]+[.G76])" office:value-type="float" office:value="70.0569202357763" calcext:value-type="float">
            <text:p>70.05692023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RG10_5D_ol26</text:p>
          </table:table-cell>
          <table:table-cell office:value-type="float" office:value="41.3787" calcext:value-type="float">
            <text:p>41.3787</text:p>
          </table:table-cell>
          <table:table-cell office:value-type="float" office:value="39.0037" calcext:value-type="float">
            <text:p>39.003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7" calcext:value-type="float">
            <text:p>0.007</text:p>
          </table:table-cell>
          <table:table-cell office:value-type="float" office:value="17.6527" calcext:value-type="float">
            <text:p>17.652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362" calcext:value-type="float">
            <text:p>0.1362</text:p>
          </table:table-cell>
          <table:table-cell office:value-type="float" office:value="98.7776" calcext:value-type="float">
            <text:p>98.7776</text:p>
          </table:table-cell>
          <table:table-cell table:formula="of:=100*[.C77]/([.C77]+[.G77])" office:value-type="float" office:value="70.0960844567467" calcext:value-type="float">
            <text:p>70.09608445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RG10_5D_ol26</text:p>
          </table:table-cell>
          <table:table-cell office:value-type="float" office:value="41.3982" calcext:value-type="float">
            <text:p>41.3982</text:p>
          </table:table-cell>
          <table:table-cell office:value-type="float" office:value="39.1769" calcext:value-type="float">
            <text:p>39.176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48" calcext:value-type="float">
            <text:p>0.0248</text:p>
          </table:table-cell>
          <table:table-cell office:value-type="float" office:value="18.172" calcext:value-type="float">
            <text:p>18.172</text:p>
          </table:table-cell>
          <table:table-cell office:value-type="float" office:value="0.042" calcext:value-type="float">
            <text:p>0.042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1306" calcext:value-type="float">
            <text:p>0.1306</text:p>
          </table:table-cell>
          <table:table-cell office:value-type="float" office:value="99.4762" calcext:value-type="float">
            <text:p>99.4762</text:p>
          </table:table-cell>
          <table:table-cell table:formula="of:=100*[.C78]/([.C78]+[.G78])" office:value-type="float" office:value="69.4948145213546" calcext:value-type="float">
            <text:p>69.49481452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RG10_5D_ol26</text:p>
          </table:table-cell>
          <table:table-cell office:value-type="float" office:value="41.5785" calcext:value-type="float">
            <text:p>41.5785</text:p>
          </table:table-cell>
          <table:table-cell office:value-type="float" office:value="39.0752" calcext:value-type="float">
            <text:p>39.075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" calcext:value-type="float">
            <text:p>0</text:p>
          </table:table-cell>
          <table:table-cell office:value-type="float" office:value="18.1921" calcext:value-type="float">
            <text:p>18.192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1312" calcext:value-type="float">
            <text:p>0.1312</text:p>
          </table:table-cell>
          <table:table-cell office:value-type="float" office:value="99.5791" calcext:value-type="float">
            <text:p>99.5791</text:p>
          </table:table-cell>
          <table:table-cell table:formula="of:=100*[.C79]/([.C79]+[.G79])" office:value-type="float" office:value="69.5634643118858" calcext:value-type="float">
            <text:p>69.56346431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RG10_5D_ol27</text:p>
          </table:table-cell>
          <table:table-cell office:value-type="float" office:value="42.7037" calcext:value-type="float">
            <text:p>42.7037</text:p>
          </table:table-cell>
          <table:table-cell office:value-type="float" office:value="39.1881" calcext:value-type="float">
            <text:p>39.188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253" calcext:value-type="float">
            <text:p>0.0253</text:p>
          </table:table-cell>
          <table:table-cell office:value-type="float" office:value="16.8627" calcext:value-type="float">
            <text:p>16.862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1414" calcext:value-type="float">
            <text:p>0.1414</text:p>
          </table:table-cell>
          <table:table-cell office:value-type="float" office:value="99.5068" calcext:value-type="float">
            <text:p>99.5068</text:p>
          </table:table-cell>
          <table:table-cell table:formula="of:=100*[.C80]/([.C80]+[.G80])" office:value-type="float" office:value="71.6909197131269" calcext:value-type="float">
            <text:p>71.69091971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RG10_5D_ol27</text:p>
          </table:table-cell>
          <table:table-cell office:value-type="float" office:value="42.3089" calcext:value-type="float">
            <text:p>42.3089</text:p>
          </table:table-cell>
          <table:table-cell office:value-type="float" office:value="39.6513" calcext:value-type="float">
            <text:p>39.6513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49" calcext:value-type="float">
            <text:p>0.0149</text:p>
          </table:table-cell>
          <table:table-cell office:value-type="float" office:value="17.0168" calcext:value-type="float">
            <text:p>17.0168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455" calcext:value-type="float">
            <text:p>0.1455</text:p>
          </table:table-cell>
          <table:table-cell office:value-type="float" office:value="99.7528" calcext:value-type="float">
            <text:p>99.7528</text:p>
          </table:table-cell>
          <table:table-cell table:formula="of:=100*[.C81]/([.C81]+[.G81])" office:value-type="float" office:value="71.3163097949118" calcext:value-type="float">
            <text:p>71.31630979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RG10_5D_ol27</text:p>
          </table:table-cell>
          <table:table-cell office:value-type="float" office:value="42.0062" calcext:value-type="float">
            <text:p>42.0062</text:p>
          </table:table-cell>
          <table:table-cell office:value-type="float" office:value="39.2207" calcext:value-type="float">
            <text:p>39.2207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131" calcext:value-type="float">
            <text:p>0.0131</text:p>
          </table:table-cell>
          <table:table-cell office:value-type="float" office:value="17.6077" calcext:value-type="float">
            <text:p>17.6077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1529" calcext:value-type="float">
            <text:p>0.1529</text:p>
          </table:table-cell>
          <table:table-cell office:value-type="float" office:value="99.6031" calcext:value-type="float">
            <text:p>99.6031</text:p>
          </table:table-cell>
          <table:table-cell table:formula="of:=100*[.C82]/([.C82]+[.G82])" office:value-type="float" office:value="70.4637676783435" calcext:value-type="float">
            <text:p>70.46376767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RG10_5D_ol28</text:p>
          </table:table-cell>
          <table:table-cell office:value-type="float" office:value="42.1084" calcext:value-type="float">
            <text:p>42.1084</text:p>
          </table:table-cell>
          <table:table-cell office:value-type="float" office:value="39.1698" calcext:value-type="float">
            <text:p>39.169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282" calcext:value-type="float">
            <text:p>0.0282</text:p>
          </table:table-cell>
          <table:table-cell office:value-type="float" office:value="17.4237" calcext:value-type="float">
            <text:p>17.4237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1344" calcext:value-type="float">
            <text:p>0.1344</text:p>
          </table:table-cell>
          <table:table-cell office:value-type="float" office:value="99.4508" calcext:value-type="float">
            <text:p>99.4508</text:p>
          </table:table-cell>
          <table:table-cell table:formula="of:=100*[.C83]/([.C83]+[.G83])" office:value-type="float" office:value="70.73226041077" calcext:value-type="float">
            <text:p>70.73226041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RG10_5D_ol28</text:p>
          </table:table-cell>
          <table:table-cell office:value-type="float" office:value="42.1887" calcext:value-type="float">
            <text:p>42.1887</text:p>
          </table:table-cell>
          <table:table-cell office:value-type="float" office:value="39.2082" calcext:value-type="float">
            <text:p>39.208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52" calcext:value-type="float">
            <text:p>0.0152</text:p>
          </table:table-cell>
          <table:table-cell office:value-type="float" office:value="17.5369" calcext:value-type="float">
            <text:p>17.536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1407" calcext:value-type="float">
            <text:p>0.1407</text:p>
          </table:table-cell>
          <table:table-cell office:value-type="float" office:value="99.6921" calcext:value-type="float">
            <text:p>99.6921</text:p>
          </table:table-cell>
          <table:table-cell table:formula="of:=100*[.C84]/([.C84]+[.G84])" office:value-type="float" office:value="70.6375490576905" calcext:value-type="float">
            <text:p>70.63754905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RG10_5D_ol28</text:p>
          </table:table-cell>
          <table:table-cell office:value-type="float" office:value="42.1511" calcext:value-type="float">
            <text:p>42.1511</text:p>
          </table:table-cell>
          <table:table-cell office:value-type="float" office:value="39.0489" calcext:value-type="float">
            <text:p>39.0489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098" calcext:value-type="float">
            <text:p>0.0098</text:p>
          </table:table-cell>
          <table:table-cell office:value-type="float" office:value="17.5275" calcext:value-type="float">
            <text:p>17.5275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1463" calcext:value-type="float">
            <text:p>0.1463</text:p>
          </table:table-cell>
          <table:table-cell office:value-type="float" office:value="99.4888" calcext:value-type="float">
            <text:p>99.4888</text:p>
          </table:table-cell>
          <table:table-cell table:formula="of:=100*[.C85]/([.C85]+[.G85])" office:value-type="float" office:value="70.6301756408495" calcext:value-type="float">
            <text:p>70.63017564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RG10_5D_ol29</text:p>
          </table:table-cell>
          <table:table-cell office:value-type="float" office:value="41.9772" calcext:value-type="float">
            <text:p>41.9772</text:p>
          </table:table-cell>
          <table:table-cell office:value-type="float" office:value="39.0758" calcext:value-type="float">
            <text:p>39.0758</text:p>
          </table:table-cell>
          <table:table-cell office:value-type="float" office:value="0.025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7.6983" calcext:value-type="float">
            <text:p>17.6983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134" calcext:value-type="float">
            <text:p>0.134</text:p>
          </table:table-cell>
          <table:table-cell office:value-type="float" office:value="99.5051" calcext:value-type="float">
            <text:p>99.5051</text:p>
          </table:table-cell>
          <table:table-cell table:formula="of:=100*[.C86]/([.C86]+[.G86])" office:value-type="float" office:value="70.3424353377852" calcext:value-type="float">
            <text:p>70.34243533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G10_5D_ol29</text:p>
          </table:table-cell>
          <table:table-cell office:value-type="float" office:value="42.168" calcext:value-type="float">
            <text:p>42.168</text:p>
          </table:table-cell>
          <table:table-cell office:value-type="float" office:value="39.0489" calcext:value-type="float">
            <text:p>39.0489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55" calcext:value-type="float">
            <text:p>0.0155</text:p>
          </table:table-cell>
          <table:table-cell office:value-type="float" office:value="18.1067" calcext:value-type="float">
            <text:p>18.106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1379" calcext:value-type="float">
            <text:p>0.1379</text:p>
          </table:table-cell>
          <table:table-cell office:value-type="float" office:value="100.0965" calcext:value-type="float">
            <text:p>100.0965</text:p>
          </table:table-cell>
          <table:table-cell table:formula="of:=100*[.C87]/([.C87]+[.G87])" office:value-type="float" office:value="69.9597011681518" calcext:value-type="float">
            <text:p>69.95970116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RG10_5D_ol29</text:p>
          </table:table-cell>
          <table:table-cell office:value-type="float" office:value="41.9384" calcext:value-type="float">
            <text:p>41.9384</text:p>
          </table:table-cell>
          <table:table-cell office:value-type="float" office:value="39.1589" calcext:value-type="float">
            <text:p>39.158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7.6992" calcext:value-type="float">
            <text:p>17.6992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454" calcext:value-type="float">
            <text:p>0.1454</text:p>
          </table:table-cell>
          <table:table-cell office:value-type="float" office:value="99.5295" calcext:value-type="float">
            <text:p>99.5295</text:p>
          </table:table-cell>
          <table:table-cell table:formula="of:=100*[.C88]/([.C88]+[.G88])" office:value-type="float" office:value="70.3220786886125" calcext:value-type="float">
            <text:p>70.32207868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RG10_5D_ol30</text:p>
          </table:table-cell>
          <table:table-cell office:value-type="float" office:value="42.1766" calcext:value-type="float">
            <text:p>42.1766</text:p>
          </table:table-cell>
          <table:table-cell office:value-type="float" office:value="39.2108" calcext:value-type="float">
            <text:p>39.21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066" calcext:value-type="float">
            <text:p>0.0066</text:p>
          </table:table-cell>
          <table:table-cell office:value-type="float" office:value="17.5115" calcext:value-type="float">
            <text:p>17.5115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1486" calcext:value-type="float">
            <text:p>0.1486</text:p>
          </table:table-cell>
          <table:table-cell office:value-type="float" office:value="99.6857" calcext:value-type="float">
            <text:p>99.6857</text:p>
          </table:table-cell>
          <table:table-cell table:formula="of:=100*[.C89]/([.C89]+[.G89])" office:value-type="float" office:value="70.6616561760217" calcext:value-type="float">
            <text:p>70.6616561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RG10_5D_ol30</text:p>
          </table:table-cell>
          <table:table-cell office:value-type="float" office:value="42.1822" calcext:value-type="float">
            <text:p>42.1822</text:p>
          </table:table-cell>
          <table:table-cell office:value-type="float" office:value="39.1005" calcext:value-type="float">
            <text:p>39.100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7.8357" calcext:value-type="float">
            <text:p>17.8357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1453" calcext:value-type="float">
            <text:p>0.1453</text:p>
          </table:table-cell>
          <table:table-cell office:value-type="float" office:value="99.8747" calcext:value-type="float">
            <text:p>99.8747</text:p>
          </table:table-cell>
          <table:table-cell table:formula="of:=100*[.C90]/([.C90]+[.G90])" office:value-type="float" office:value="70.2826989947999" calcext:value-type="float">
            <text:p>70.28269899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RG10_5D_ol30</text:p>
          </table:table-cell>
          <table:table-cell office:value-type="float" office:value="42.1574" calcext:value-type="float">
            <text:p>42.1574</text:p>
          </table:table-cell>
          <table:table-cell office:value-type="float" office:value="39.2996" calcext:value-type="float">
            <text:p>39.299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7.8503" calcext:value-type="float">
            <text:p>17.850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1422" calcext:value-type="float">
            <text:p>0.1422</text:p>
          </table:table-cell>
          <table:table-cell office:value-type="float" office:value="100.0552" calcext:value-type="float">
            <text:p>100.0552</text:p>
          </table:table-cell>
          <table:table-cell table:formula="of:=100*[.C91]/([.C91]+[.G91])" office:value-type="float" office:value="70.253317490922" calcext:value-type="float">
            <text:p>70.25331749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RG10_5D_ol31</text:p>
          </table:table-cell>
          <table:table-cell office:value-type="float" office:value="42.283" calcext:value-type="float">
            <text:p>42.283</text:p>
          </table:table-cell>
          <table:table-cell office:value-type="float" office:value="39.3858" calcext:value-type="float">
            <text:p>39.3858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71" calcext:value-type="float">
            <text:p>0.0071</text:p>
          </table:table-cell>
          <table:table-cell office:value-type="float" office:value="17.1089" calcext:value-type="float">
            <text:p>17.1089</text:p>
          </table:table-cell>
          <table:table-cell office:value-type="float" office:value="0.044" calcext:value-type="float">
            <text:p>0.044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1539" calcext:value-type="float">
            <text:p>0.1539</text:p>
          </table:table-cell>
          <table:table-cell office:value-type="float" office:value="99.5306" calcext:value-type="float">
            <text:p>99.5306</text:p>
          </table:table-cell>
          <table:table-cell table:formula="of:=100*[.C92]/([.C92]+[.G92])" office:value-type="float" office:value="71.193209848481" calcext:value-type="float">
            <text:p>71.19320984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RG10_5D_ol31</text:p>
          </table:table-cell>
          <table:table-cell office:value-type="float" office:value="42.3007" calcext:value-type="float">
            <text:p>42.3007</text:p>
          </table:table-cell>
          <table:table-cell office:value-type="float" office:value="39.1459" calcext:value-type="float">
            <text:p>39.1459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199" calcext:value-type="float">
            <text:p>0.0199</text:p>
          </table:table-cell>
          <table:table-cell office:value-type="float" office:value="17.4909" calcext:value-type="float">
            <text:p>17.4909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1546" calcext:value-type="float">
            <text:p>0.1546</text:p>
          </table:table-cell>
          <table:table-cell office:value-type="float" office:value="99.7098" calcext:value-type="float">
            <text:p>99.7098</text:p>
          </table:table-cell>
          <table:table-cell table:formula="of:=100*[.C93]/([.C93]+[.G93])" office:value-type="float" office:value="70.746894212565" calcext:value-type="float">
            <text:p>70.74689421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RG10_5D_ol31</text:p>
          </table:table-cell>
          <table:table-cell office:value-type="float" office:value="42.1778" calcext:value-type="float">
            <text:p>42.1778</text:p>
          </table:table-cell>
          <table:table-cell office:value-type="float" office:value="39.542" calcext:value-type="float">
            <text:p>39.542</text:p>
          </table:table-cell>
          <table:table-cell office:value-type="float" office:value="0.0229" calcext:value-type="float">
            <text:p>0.0229</text:p>
          </table:table-cell>
          <table:table-cell office:value-type="float" office:value="0" calcext:value-type="float">
            <text:p>0</text:p>
          </table:table-cell>
          <table:table-cell office:value-type="float" office:value="17.396" calcext:value-type="float">
            <text:p>17.396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1446" calcext:value-type="float">
            <text:p>0.1446</text:p>
          </table:table-cell>
          <table:table-cell office:value-type="float" office:value="99.8771" calcext:value-type="float">
            <text:p>99.8771</text:p>
          </table:table-cell>
          <table:table-cell table:formula="of:=100*[.C94]/([.C94]+[.G94])" office:value-type="float" office:value="70.7992439629502" calcext:value-type="float">
            <text:p>70.799243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8:52:54.688000000</dc:date>
    <meta:editing-duration>P0D</meta:editing-duration>
    <meta:editing-cycles>1</meta:editing-cycles>
    <meta:generator>LibreOffice/4.1.0.4$Windows_x86 LibreOffice_project/89ea49ddacd9aa532507cbf852f2bb22b1ace28</meta:generator>
    <meta:print-date>2013-11-10T18:50:51.448000000</meta:print-date>
    <meta:document-statistic meta:table-count="1" meta:cell-count="1185" meta:object-count="0"/>
  </office:meta>
</office:document-meta>
</file>